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A40000030A12D8AE3850394B99.jpg" manifest:media-type="image/jpeg"/>
  <manifest:file-entry manifest:full-path="Pictures/10000000000007B00000037626BF18855AB09B7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893ce" officeooo:paragraph-rsid="000893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t header for top_pcb and put socket for bottom_pcb.</text:p>
      <text:p text:style-name="P1"/>
      <text:p text:style-name="P1"><draw:frame draw:style-name="fr1" draw:name="イメージ1" text:anchor-type="paragraph" svg:width="17cm" svg:height="7.654cm" draw:z-index="0"><draw:image xlink:href="Pictures/10000000000007B00000037626BF18855AB09B74.jpg" xlink:type="simple" xlink:show="embed" xlink:actuate="onLoad" loext:mime-type="image/jpeg"/></draw:frame></text:p>
      <text:p text:style-name="P1"><draw:frame draw:style-name="fr1" draw:name="イメージ2" text:anchor-type="paragraph" svg:width="17cm" svg:height="7.779cm" draw:z-index="1"><draw:image xlink:href="Pictures/10000000000006A40000030A12D8AE3850394B9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5:23:17.977850188</meta:creation-date>
    <dc:date>2019-07-12T15:27:25.448626603</dc:date>
    <meta:editing-duration>PT4M9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9" meta:character-count="53" meta:non-whitespace-character-count="45"/>
  </office:meta>
</office:document-meta>
</file>